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imes New                            Roman" svg:font-family="'Times New                            Roman'"/>
    <style:font-face style:name="Times New Roman" svg:font-family="'Times New Roman'"/>
    <style:font-face style:name="Verdana" svg:font-family="Verdana"/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.1965in" style:contextual-spacing="false"/>
      <style:text-properties fo:language="en" fo:country="US"/>
    </style:style>
    <style:style style:name="P3" style:family="paragraph" style:parent-style-name="Text_20_body">
      <style:paragraph-properties fo:margin-top="0in" fo:margin-bottom="0in" style:contextual-spacing="false"/>
      <style:text-properties fo:language="en" fo:country="US"/>
    </style:style>
    <style:style style:name="P4" style:family="paragraph" style:parent-style-name="Quotations">
      <style:text-properties style:font-name="Verdana" fo:font-size="10pt" fo:language="en" fo:country="US"/>
    </style:style>
    <style:style style:name="P5" style:family="paragraph" style:parent-style-name="Quotations">
      <style:paragraph-properties fo:margin-top="0in" fo:margin-bottom="0in" style:contextual-spacing="false"/>
    </style:style>
    <style:style style:name="P6" style:family="paragraph" style:parent-style-name="Quotations">
      <style:paragraph-properties fo:margin-top="0in" fo:margin-bottom="0in" style:contextual-spacing="false"/>
      <style:text-properties style:font-name-asian="Tahoma" style:language-asian="en" style:country-asian="US"/>
    </style:style>
    <style:style style:name="P7" style:family="paragraph" style:parent-style-name="Quotations">
      <style:paragraph-properties fo:margin-top="0in" fo:margin-bottom="0in" style:contextual-spacing="false"/>
      <style:text-properties style:font-name="Tahoma"/>
    </style:style>
    <style:style style:name="P8" style:family="paragraph" style:parent-style-name="Quotations">
      <style:paragraph-properties fo:margin-top="0in" fo:margin-bottom="0in" style:contextual-spacing="false" fo:line-height="150%"/>
      <style:text-properties style:font-name="Tahoma" fo:font-size="10.5pt"/>
    </style:style>
    <style:style style:name="P9" style:family="paragraph" style:parent-style-name="Quotations">
      <style:paragraph-properties fo:margin-top="0in" fo:margin-bottom="0in" style:contextual-spacing="false"/>
      <style:text-properties fo:font-size="12pt" fo:language="en" fo:country="US"/>
    </style:style>
    <style:style style:name="P10" style:family="paragraph" style:parent-style-name="Quotations">
      <style:paragraph-properties fo:margin-top="0in" fo:margin-bottom="0in" style:contextual-spacing="false"/>
      <style:text-properties style:font-name="Verdana" fo:font-size="12pt"/>
    </style:style>
    <style:style style:name="P11" style:family="paragraph" style:parent-style-name="Quotations">
      <style:paragraph-properties fo:margin-top="0in" fo:margin-bottom="0in" style:contextual-spacing="false"/>
      <style:text-properties style:font-name="Verdana" fo:font-size="12pt" fo:language="en" fo:country="US"/>
    </style:style>
    <style:style style:name="P12" style:family="paragraph" style:parent-style-name="Quotations">
      <style:paragraph-properties fo:margin-top="0in" fo:margin-bottom="0in" style:contextual-spacing="false"/>
      <style:text-properties style:font-name="Verdana" fo:font-size="10pt" fo:language="en" fo:country="US"/>
    </style:style>
    <style:style style:name="P13" style:family="paragraph" style:parent-style-name="Quotations">
      <style:paragraph-properties fo:margin-top="0in" fo:margin-bottom="0in" style:contextual-spacing="false"/>
      <style:text-properties style:font-name-asian="Verdana" style:font-size-asian="12pt" style:language-asian="en" style:country-asian="US"/>
    </style:style>
    <style:style style:name="P14" style:family="paragraph" style:parent-style-name="Quotations">
      <style:paragraph-properties fo:margin-top="0in" fo:margin-bottom="0in" style:contextual-spacing="false"/>
      <style:text-properties fo:language="en" fo:country="US"/>
    </style:style>
    <style:style style:name="P15" style:family="paragraph" style:parent-style-name="Quotations">
      <style:paragraph-properties fo:margin-top="0in" fo:margin-bottom="0in" style:contextual-spacing="false" fo:text-align="center" style:justify-single-word="false"/>
      <style:text-properties fo:language="en" fo:country="US"/>
    </style:style>
    <style:style style:name="P16" style:family="paragraph" style:parent-style-name="Quotations">
      <style:paragraph-properties fo:margin-top="0in" fo:margin-bottom="0in" style:contextual-spacing="false"/>
      <style:text-properties fo:color="#000000" fo:background-color="#efefef" fo:padding="0in" fo:border="none"/>
    </style:style>
    <style:style style:name="P17" style:family="paragraph" style:parent-style-name="Quotations">
      <style:paragraph-properties fo:margin-top="0in" fo:margin-bottom="0in" style:contextual-spacing="false"/>
      <style:text-properties fo:color="#000000" fo:background-color="#efefef" style:font-name-asian="tahoma" style:font-size-asian="9pt" style:language-asian="en" style:country-asian="US" fo:padding="0in" fo:border="none"/>
    </style:style>
    <style:style style:name="P18" style:family="paragraph" style:parent-style-name="Quotations">
      <style:paragraph-properties fo:margin-top="0in" fo:margin-bottom="0in" style:contextual-spacing="false" fo:line-height="150%"/>
    </style:style>
    <style:style style:name="P19" style:family="paragraph" style:parent-style-name="Quotations">
      <style:paragraph-properties fo:margin-left="0.7874in" fo:margin-right="0.7874in" fo:margin-top="0in" fo:margin-bottom="0in" style:contextual-spacing="false" fo:text-indent="0in" style:auto-text-indent="false"/>
    </style:style>
    <style:style style:name="P20" style:family="paragraph" style:parent-style-name="Quotations">
      <style:paragraph-properties fo:margin-left="1.1811in" fo:margin-right="1.1811in" fo:margin-top="0in" fo:margin-bottom="0in" style:contextual-spacing="false" fo:text-indent="0in" style:auto-text-indent="false"/>
      <style:text-properties style:font-name-asian="Tahoma" style:language-asian="en" style:country-asian="US"/>
    </style:style>
    <style:style style:name="P21" style:family="paragraph" style:parent-style-name="Quotations">
      <style:paragraph-properties fo:margin-left="1.1811in" fo:margin-right="1.1811in" fo:margin-top="0in" fo:margin-bottom="0in" style:contextual-spacing="false" fo:text-indent="0in" style:auto-text-indent="false"/>
      <style:text-properties fo:font-size="12pt" fo:language="en" fo:country="US"/>
    </style:style>
    <style:style style:name="P22" style:family="paragraph" style:parent-style-name="Quotations">
      <style:paragraph-properties fo:margin-left="1.5752in" fo:margin-right="1.5752in" fo:margin-top="0in" fo:margin-bottom="0in" style:contextual-spacing="false" fo:text-indent="0in" style:auto-text-indent="false"/>
    </style:style>
    <style:style style:name="P23" style:family="paragraph" style:parent-style-name="Horizontal_20_Line">
      <style:paragraph-properties fo:margin-left="0.3937in" fo:margin-right="0.3937in" fo:text-indent="0in" style:auto-text-indent="false" style:border-line-width-bottom="0.0071in 0.0071in 0.0071in" fo:padding="0in" fo:border-left="none" fo:border-right="none" fo:border-top="none" fo:border-bottom="1.5pt double #808080"/>
    </style:style>
    <style:style style:name="P24" style:family="paragraph" style:parent-style-name="Horizontal_20_Line">
      <style:paragraph-properties fo:margin-left="1.1811in" fo:margin-right="1.1811in" fo:margin-top="0in" fo:margin-bottom="0in" style:contextual-spacing="false" fo:text-indent="0in" style:auto-text-indent="false" style:border-line-width-bottom="0.0071in 0.0071in 0.0071in" fo:padding="0in" fo:border-left="none" fo:border-right="none" fo:border-top="none" fo:border-bottom="1.5pt double #808080"/>
    </style:style>
    <style:style style:name="T1" style:family="text">
      <style:text-properties fo:language="en" fo:country="US"/>
    </style:style>
    <style:style style:name="T2" style:family="text">
      <style:text-properties style:language-asian="en" style:country-asian="US"/>
    </style:style>
    <style:style style:name="T3" style:family="text">
      <style:text-properties fo:color="#0000ff"/>
    </style:style>
    <style:style style:name="T4" style:family="text">
      <style:text-properties fo:color="#0000ff" style:font-name="Times New Roman" fo:font-size="14.25pt" fo:font-weight="bold"/>
    </style:style>
    <style:style style:name="T5" style:family="text">
      <style:text-properties fo:color="#0000ff" style:font-name="Times New Roman" fo:font-size="11.25pt" fo:font-weight="bold"/>
    </style:style>
    <style:style style:name="T6" style:family="text">
      <style:text-properties fo:color="#0000ff" style:font-name="Times New                            Roman" fo:font-size="14.25pt" fo:font-weight="bold"/>
    </style:style>
    <style:style style:name="T7" style:family="text">
      <style:text-properties style:font-name="Verdana" fo:font-size="12pt"/>
    </style:style>
    <style:style style:name="T8" style:family="text">
      <style:text-properties style:font-name="Verdana" fo:font-size="12pt" fo:language="en" fo:country="US"/>
    </style:style>
    <style:style style:name="T9" style:family="text">
      <style:text-properties style:font-name="Verdana" fo:font-size="10pt" fo:language="en" fo:country="US"/>
    </style:style>
    <style:style style:name="T10" style:family="text">
      <style:text-properties style:font-name-asian="Verdana" style:font-size-asian="12pt" style:language-asian="en" style:country-asian="US"/>
    </style:style>
    <style:style style:name="T11" style:family="text">
      <style:text-properties style:font-name-asian="Verdana" style:font-size-asian="10pt" style:language-asian="en" style:country-asian="US"/>
    </style:style>
    <style:style style:name="T12" style:family="text">
      <style:text-properties style:font-weight-asian="bold"/>
    </style:style>
    <style:style style:name="T13" style:family="text">
      <style:text-properties style:font-name="tahoma" fo:font-size="9pt" fo:language="en" fo:country="US"/>
    </style:style>
    <style:style style:name="T14" style:family="text">
      <style:text-properties style:font-name-asian="tahoma" style:font-size-asian="9pt" style:language-asian="en" style:country-asian="US"/>
    </style:style>
    <style:style style:name="T15" style:family="text">
      <style:text-properties style:font-name-asian="tahoma" style:font-size-asian="9pt" style:language-asian="en" style:country-asian="US" style:font-weight-asian="bold"/>
    </style:style>
    <style:style style:name="T16" style:family="text">
      <style:text-properties fo:color="#000000" style:font-name="tahoma" fo:font-size="9pt" fo:language="en" fo:country="US" fo:background-color="#efefef" loext:char-shading-value="0" fo:padding="0in" fo:border="none"/>
    </style:style>
    <style:style style:name="T17" style:family="text">
      <style:text-properties fo:color="#000000" fo:background-color="#efefef" loext:char-shading-value="0" style:font-name-asian="tahoma" style:font-size-asian="9pt" style:language-asian="en" style:country-asian="US" style:font-weight-asian="bold" fo:padding="0in" fo:border="none"/>
    </style:style>
    <style:style style:name="T18" style:family="text">
      <style:text-properties fo:color="#000000" fo:background-color="#efefef" loext:char-shading-value="0" style:font-name-asian="tahoma" style:font-size-asian="9pt" style:language-asian="en" style:country-asian="US" fo:padding="0in" fo:border="none"/>
    </style:style>
    <style:style style:name="T19" style:family="text">
      <style:text-properties style:font-name="Tahoma" fo:font-size="10.5pt" fo:language="en" fo:country="US"/>
    </style:style>
    <style:style style:name="T20" style:family="text">
      <style:text-properties style:font-name-asian="Tahoma" style:font-size-asian="10.5pt" style:language-asian="en" style:country-asian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张根健：</text:span><text:span text:style-name="T1"><text:line-break/>    la0908</text:span><text:span text:style-name="T2">的屏和</text:span><text:span text:style-name="T1">tp </text:span><text:span text:style-name="T2">给你调。</text:span></text:p>
      <text:p text:style-name="P2">On 11/27/2015 10:32 AM, Teana wrote:</text:p>
      <text:p text:style-name="P6">叶工看下：</text:p>
      <text:p text:style-name="P7"/>
      <text:p text:style-name="P7"/>
      <text:p text:style-name="P5"><draw:frame draw:style-name="fr1" draw:name="Image1" text:anchor-type="as-char" svg:width="0.7862in" svg:height="0.3929in" draw:z-index="0"><draw:image xlink:href="imap://zhanggenjian%40gosomo.cn@pop3.gosomo.cn:143/fetch%3EUID%3E/INBOX%3E102%3Fpart=1.2.2" xlink:type="simple" xlink:show="embed" xlink:actuate="onLoad"/></draw:frame></text:p>
      <text:p text:style-name="P5"><draw:frame draw:style-name="fr1" draw:name="Image2" text:anchor-type="as-char" svg:width="0.7862in" svg:height="0.3929in" draw:z-index="1"><draw:image xlink:href="imap://zhanggenjian%40gosomo.cn@pop3.gosomo.cn:143/fetch%3EUID%3E/INBOX%3E102%3Fpart=1.2.3" xlink:type="simple" xlink:show="embed" xlink:actuate="onLoad"/></draw:frame></text:p>
      <text:p text:style-name="P5"/>
      <text:p text:style-name="P23"/>
      <text:p text:style-name="P9"><text:span text:style-name="T4">Best Regards! </text:span>                               </text:p>
      <text:p text:style-name="P10"/>
      <text:p text:style-name="P11">*****************************</text:p>
      <text:p text:style-name="P11"><text:span text:style-name="T5">Teana</text:span><text:span text:style-name="T3">  </text:span> </text:p>
      <text:p text:style-name="P13">深 圳市国速科技有限公司</text:p>
      <text:p text:style-name="P11">Goso Technoliges Co.,Ltd. </text:p>
      <text:p text:style-name="P5"><text:span text:style-name="T10">电 话：</text:span><text:span text:style-name="T8">18675522846</text:span></text:p>
      <text:p text:style-name="P15"><text:span text:style-name="T7">TEL:  0755-83287100-8037</text:span></text:p>
      <text:p text:style-name="P5"><text:span text:style-name="T11">邮箱：</text:span><text:a xlink:type="simple" xlink:href="mailto:teana.li@gosomo.cn"><text:span text:style-name="T9">teana.li@gosomo.cn</text:span></text:a><text:span text:style-name="T1"><text:line-break/></text:span><text:span text:style-name="T11">地址：福田区深南大道</text:span><text:span text:style-name="T9">6007</text:span><text:span text:style-name="T11">号安徽大厦</text:span><text:span text:style-name="T9">8</text:span><text:span text:style-name="T11">楼</text:span></text:p>
      <text:p text:style-name="P4">*****************************</text:p>
      <text:p text:style-name="P19"> </text:p>
      <text:p text:style-name="P5"><text:span text:style-name="T17">发件人：</text:span><text:span text:style-name="T18"> </text:span><text:a xlink:type="simple" xlink:href="mailto:yeruiyong@gosomo.cn"><text:span text:style-name="T16">yery</text:span></text:a></text:p>
      <text:p text:style-name="P16"><text:span text:style-name="T15">发送时间：</text:span><text:span text:style-name="T14"> </text:span><text:span text:style-name="T13">2015-11-27 10:27</text:span></text:p>
      <text:p text:style-name="P5"><text:span text:style-name="T17">收件人：</text:span><text:span text:style-name="T18"> </text:span><text:a xlink:type="simple" xlink:href="mailto:teana.li@gosomo.cn"><text:span text:style-name="T16">Teana</text:span></text:a></text:p>
      <text:p text:style-name="P16"><text:span text:style-name="T15">主题：</text:span><text:span text:style-name="T14"> </text:span><text:span text:style-name="T13">Re: Fw: [LA0908 -</text:span><text:span text:style-name="T14">需求 </text:span><text:span text:style-name="T13">#7140] (</text:span><text:span text:style-name="T14">新建</text:span><text:span text:style-name="T13">) LA0908 </text:span><text:span text:style-name="T14">外接屏和</text:span><text:span text:style-name="T13">TP</text:span><text:span text:style-name="T14">点亮</text:span><text:span text:style-name="T13">(</text:span><text:span text:style-name="T14">工厂</text:span><text:span text:style-name="T13">MMI)</text:span></text:p>
      <text:p text:style-name="P5"><text:span text:style-name="T1">lcd </text:span><text:span text:style-name="T2">的型号呢</text:span></text:p>
      <text:p text:style-name="P14">On 11/27/2015 10:19 AM, Teana wrote:</text:p>
      <text:p text:style-name="P20">叶工：</text:p>
      <text:p text:style-name="P7"/>
      <text:p text:style-name="P18">        <text:span text:style-name="T20">不好意思啊，本来想删除自己更新的内容，结果删除了整个问题</text:span><text:span text:style-name="T19">..</text:span><text:span text:style-name="T20">所以再提个问题给你，</text:span><text:span text:style-name="T19">IC</text:span><text:span text:style-name="T20">型号已经在问题里。</text:span></text:p>
      <text:p text:style-name="P8"/>
      <text:p text:style-name="P18">        <text:span text:style-name="T20">有问题再联系我，多谢！</text:span></text:p>
      <text:p text:style-name="P5"/>
      <text:p text:style-name="P5"/>
      <text:p text:style-name="P24"/>
      <text:p text:style-name="P21"><text:span text:style-name="T6">Best Regards! </text:span>                               </text:p>
      <text:p text:style-name="P10"/>
      <text:p text:style-name="P11">*****************************</text:p>
      <text:p text:style-name="P11"><text:span text:style-name="T5">Teana</text:span><text:span text:style-name="T3">  </text:span> </text:p>
      <text:p text:style-name="P13">深 圳市国速科技有限公司</text:p>
      <text:p text:style-name="P11">Goso Technoliges Co.,Ltd. </text:p>
      <text:p text:style-name="P5"><text:soft-page-break/><text:span text:style-name="T10">电 话：</text:span><text:span text:style-name="T8">18675522846</text:span></text:p>
      <text:p text:style-name="P15"><text:span text:style-name="T7">TEL:  0755-83287100-8037</text:span></text:p>
      <text:p text:style-name="P5"><text:span text:style-name="T11">邮 箱：</text:span><text:a xlink:type="simple" xlink:href="mailto:teana.li@gosomo.cn"><text:span text:style-name="T9">teana.li@gosomo.cn</text:span></text:a><text:span text:style-name="T1"><text:line-break/></text:span><text:span text:style-name="T11">地址：福田区深南大道</text:span><text:span text:style-name="T9">6007</text:span><text:span text:style-name="T11">号安徽大厦</text:span><text:span text:style-name="T9">8</text:span><text:span text:style-name="T11">楼</text:span></text:p>
      <text:p text:style-name="P12">*****************************</text:p>
      <text:p text:style-name="P22"> </text:p>
      <text:p text:style-name="P5"><text:span text:style-name="T17">发件人：</text:span><text:span text:style-name="T18"> </text:span><text:a xlink:type="simple" xlink:href="mailto:pm@gosomo.cn"><text:span text:style-name="T16">pm</text:span></text:a></text:p>
      <text:p text:style-name="P16"><text:span text:style-name="T15">发送时间：</text:span><text:span text:style-name="T14"> </text:span><text:span text:style-name="T13">2015-11-27 10:11</text:span></text:p>
      <text:p text:style-name="P17"><text:span text:style-name="T12">收件人：</text:span> </text:p>
      <text:p text:style-name="P16"><text:span text:style-name="T15">主题：</text:span><text:span text:style-name="T14"> </text:span><text:span text:style-name="T13">[LA0908 - </text:span><text:span text:style-name="T14">需求 </text:span><text:span text:style-name="T13">#7140] (</text:span><text:span text:style-name="T14">新建</text:span><text:span text:style-name="T13">) LA0908 </text:span><text:span text:style-name="T14">外接屏和</text:span><text:span text:style-name="T13">TP</text:span><text:span text:style-name="T14">点亮</text:span><text:span text:style-name="T13">(</text:span><text:span text:style-name="T14">工厂</text:span><text:span text:style-name="T13">MMI)</text:span></text:p>
      <text:p text:style-name="P14">Dear friend!</text:p>
      <text:p text:style-name="P5"><text:span text:style-name="T2">问题 </text:span><text:span text:style-name="T1">#7140 </text:span><text:span text:style-name="T2">已由 </text:span><text:span text:style-name="T1">li teana </text:span><text:span text:style-name="T2">提交。</text:span></text:p>
      <text:p text:style-name="P5"> </text:p>
      <text:p text:style-name="P14">----------------------------------------</text:p>
      <text:p text:style-name="P5"><text:span text:style-name="T2">需求 </text:span><text:span text:style-name="T1">#7140: LA0908 </text:span><text:span text:style-name="T2">外接屏和</text:span><text:span text:style-name="T1">TP</text:span><text:span text:style-name="T2">点亮</text:span><text:span text:style-name="T1">(</text:span><text:span text:style-name="T2">工厂</text:span><text:span text:style-name="T1">MMI)</text:span></text:p>
      <text:p text:style-name="P5"><text:a xlink:type="simple" xlink:href="http://192.168.180.176:3000/issues/7140"><text:span text:style-name="T1">http://192.168.180.176:3000/issues/7140</text:span></text:a></text:p>
      <text:p text:style-name="P5"> </text:p>
      <text:p text:style-name="P5"><text:span text:style-name="T1">* </text:span><text:span text:style-name="T2">作者</text:span><text:span text:style-name="T1">: li teana</text:span></text:p>
      <text:p text:style-name="P5"><text:span text:style-name="T1">* </text:span><text:span text:style-name="T2">状态</text:span><text:span text:style-name="T1">: </text:span><text:span text:style-name="T2">新建</text:span></text:p>
      <text:p text:style-name="P5"><text:span text:style-name="T1">* </text:span><text:span text:style-name="T2">优先级</text:span><text:span text:style-name="T1">: </text:span><text:span text:style-name="T2">高</text:span></text:p>
      <text:p text:style-name="P5"><text:span text:style-name="T1">* </text:span><text:span text:style-name="T2">指派给</text:span><text:span text:style-name="T1">: </text:span><text:span text:style-name="T2">叶 锐泳</text:span></text:p>
      <text:p text:style-name="P5"><text:span text:style-name="T1">* </text:span><text:span text:style-name="T2">类别</text:span><text:span text:style-name="T1">: </text:span></text:p>
      <text:p text:style-name="P5"><text:span text:style-name="T1">* </text:span><text:span text:style-name="T2">目标版本</text:span><text:span text:style-name="T1">: </text:span></text:p>
      <text:p text:style-name="P5"><text:span text:style-name="T1">* </text:span><text:span text:style-name="T2">提单部门</text:span><text:span text:style-name="T1">: </text:span><text:span text:style-name="T2">项目部</text:span></text:p>
      <text:p text:style-name="P5"><text:span text:style-name="T1">* </text:span><text:span text:style-name="T2">回归不通过次数</text:span><text:span text:style-name="T1">: 0</text:span></text:p>
      <text:p text:style-name="P5"><text:span text:style-name="T1">* </text:span><text:span text:style-name="T2">模块</text:span><text:span text:style-name="T1">: </text:span><text:span text:style-name="T2">屏问题</text:span></text:p>
      <text:p text:style-name="P5"><text:span text:style-name="T1">* </text:span><text:span text:style-name="T2">问题所属领域</text:span><text:span text:style-name="T1">: </text:span><text:span text:style-name="T2">软件问题</text:span></text:p>
      <text:p text:style-name="P5"><text:span text:style-name="T1">* </text:span><text:span text:style-name="T2">计划完成日期</text:span><text:span text:style-name="T1">: 2015-12-08</text:span></text:p>
      <text:p text:style-name="P14">----------------------------------------</text:p>
      <text:p text:style-name="P5"><text:span text:style-name="T2">如题，</text:span><text:span text:style-name="T1">LA0908</text:span><text:span text:style-name="T2">目前使用虚拟屏存在稳定性差，连接时间长等问题，不能作为后续量产</text:span><text:span text:style-name="T1">MMI</text:span><text:span text:style-name="T2">测试使用工 具。</text:span></text:p>
      <text:p text:style-name="P5"><text:span text:style-name="T2">所以请董工指派工程师实现该功能。屏和</text:span><text:span text:style-name="T1">TP</text:span><text:span text:style-name="T2">资料路径如下：</text:span></text:p>
      <text:p text:style-name="P5"><text:span text:style-name="T1">\\192.168.180.176\project\msm8909\LA0908-</text:span><text:span text:style-name="T2">优克联</text:span><text:span text:style-name="T1">\05-</text:span><text:span text:style-name="T2">外 设资料 </text:span><text:span text:style-name="T1">\TP+LCD</text:span></text:p>
      <text:p text:style-name="P5"> </text:p>
      <text:p text:style-name="P5"><text:span text:style-name="T1">*</text:span><text:span text:style-name="T2">复用的为</text:span><text:span text:style-name="T1">FA0900</text:span><text:span text:style-name="T2">项目的屏和</text:span><text:span text:style-name="T1">TP</text:span><text:span text:style-name="T2">，触控</text:span><text:span text:style-name="T1">IC</text:span><text:span text:style-name="T2">：</text:span><text:span text:style-name="T1">GT9147</text:span><text:span text:style-name="T2">，</text:span><text:span text:style-name="T1">5</text:span><text:span text:style-name="T2">点触控</text:span><text:span text:style-name="T1">*</text:span></text:p>
      <text:p text:style-name="P5"> </text:p>
      <text:p text:style-name="P5"> </text:p>
      <text:p text:style-name="P5"> </text:p>
      <text:p text:style-name="P5"> </text:p>
      <text:p text:style-name="P14">-- </text:p>
      <text:p text:style-name="P14">You have received this notification because you have either subscribed to it, or are involved in it.</text:p>
      <text:p text:style-name="P5"><text:span text:style-name="T1">To change your notification preferences, please click here: </text:span><text:a xlink:type="simple" xlink:href="http://192.168.180.176:3000/">http://192.168.180.176:3000</text:a><text:span text:style-name="T1"> </text:span><text:a xlink:type="simple" xlink:href="http://hostname/my/account">http://hostname/my/account</text:a></text:p>
      <text:p text:style-name="P19"/>
      <text:p text:style-name="P3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Times New                            Roman" svg:font-family="'Times New                            Roman'"/>
    <style:font-face style:name="Times New Roman" svg:font-family="'Times New Roman'"/>
    <style:font-face style:name="Verdana" svg:font-family="Verdana"/>
    <style:font-face style:name="tahoma" svg:font-family="tahom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7T12:08:18.484446708</dc:date>
    <meta:document-statistic meta:table-count="0" meta:image-count="2" meta:object-count="0" meta:page-count="2" meta:paragraph-count="69" meta:word-count="519" meta:character-count="1547" meta:non-whitespace-character-count="1331"/>
    <meta:generator>LibreOffice/4.2.7.2$Linux_X86_64 LibreOffice_project/420m0$Build-2</meta:generator>
  </office:meta>
</office:document-meta>
</file>